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le-and-Conten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le-and-Content" presentation:presentation-page-layout-name="AL1T18">
        <draw:frame draw:name="Title 1" presentation:style-name="pr1" draw:text-style-name="P2" draw:layer="layout" svg:width="29.21cm" svg:height="3.682cm" svg:x="2.328cm" svg:y="1.014cm" presentation:class="title">
          <draw:text-box>
            <text:p text:style-name="P1"><text:span text:style-name="T1">NOTE: There is no way to use images inside a foreach tag in PowerPoint.</text:span></text:p>
          </draw:text-box>
        </draw:frame>
        <draw:frame draw:name="Content Placeholder 2" presentation:style-name="pr2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3"><text:span text:style-name="T2">&lt;&lt;foreach [in customers]&gt;&gt;</text:span><text:span text:style-name="T3">&lt;&lt;[CustomerName]&gt;&gt;</text:span></text:p>
              </text:list-item>
              <text:list-item>
                <text:p text:style-name="P3"><text:span text:style-name="T2">&lt;&lt;/foreach&gt;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29">29.01.2016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29">29.01.2016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29">29.01.2016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29">29.01.2016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29">29.01.2016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29">29.01.2016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29">29.01.2016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29">29.01.2016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29">29.01.2016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29">29.01.2016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29">29.01.2016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6-01-29">29.01.2016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NOTE: There is no way to use images inside a foreach tag in PowerPoint.</dc:title>
    <meta:initial-creator>Иван</meta:initial-creator>
    <dc:creator>atir tahir</dc:creator>
    <meta:creation-date>2015-10-26T13:40:52Z</meta:creation-date>
    <dc:date>2016-01-29T12:07:28.03</dc:date>
    <meta:editing-cycles>3</meta:editing-cycles>
    <meta:editing-duration>PT20S</meta:editing-duration>
    <meta:document-statistic meta:object-count="150"/>
  </office:meta>
</office:document-meta>
</file>